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rk Entingh</text:p>
      <text:p text:style-name="Standard">New Braunfels, TX 78130</text:p>
      <text:p text:style-name="Standard">entingh@gmail.com</text:p>
      <text:p text:style-name="Standard">7024685743</text:p>
      <text:p text:style-name="Standard"/>
      <text:p text:style-name="Standard">Full-stack .NET web developer with over 22 years of professional experience using Microsoft</text:p>
      <text:p text:style-name="Standard">technologies. Explored the freelance market for 10 years, received funding and developed a SAAS</text:p>
      <text:p text:style-name="Standard">product for 3 years, and have been employed at various companies across the United States.</text:p>
      <text:p text:style-name="Standard">Ambitious as a software engineer &amp; entrepreneur, keen to detail, self-taught, eager to work alongside</text:p>
      <text:p text:style-name="Standard">other developers. Specializing in overall software architecture, cloud architecture (AWS), database</text:p>
      <text:p text:style-name="Standard">engineering, user experience (UI &amp; UX), optimizations (client &amp; server application load-time, reduced</text:p>
      <text:p text:style-name="Standard">tech debt, SQL execution time), documentation (business rules, best practices, design patterns, wiki,</text:p>
      <text:p text:style-name="Standard">markdown), agile project management, developer &amp; QA mentoring, technology &amp; security research,</text:p>
      <text:p text:style-name="Standard">and software migration &amp; deployment. </text:p>
      <text:p text:style-name="Standard">Looking to relocate to the Philippines this year and eventually obtain my dual citizenship.</text:p>
      <text:p text:style-name="Standard">Authorized to work in the US for any employer</text:p>
      <text:p text:style-name="Standard"/>
      <text:p text:style-name="Standard">Work Experience</text:p>
      <text:p text:style-name="Standard">Senior Software Engineer</text:p>
      <text:p text:style-name="Standard">HCSS - Houston, TX</text:p>
      <text:p text:style-name="Standard">March 2022 to Present</text:p>
      <text:p text:style-name="Standard">Lead a small team of developers to improve upon heavy construction blueprint software for our web</text:p>
      <text:p text:style-name="Standard">platform. Spent Q4 2022 documenting &amp; upgrading internally developed software &amp; cloud infrastructure that was currently being used by our clients to import PDFs into our application to be converted into blueprint sheets. The software was developed and abandoned by the last senior developer who left our team, and at the time was developed using .NET Core 2.0. I was tasked with upgrading it to .NET 6.0 and redeploying the cloud infrastructure using CloudFormation.</text:p>
      <text:p text:style-name="Standard">In Q2 2023, I was tasked with implementing React 17 into our web application so that we can slowly</text:p>
      <text:p text:style-name="Standard">start replacing AngularJS components &amp; controllers with React components. I used webpack, babel, &amp; a minifier to make sure that React was production ready when deploying via Azure DevOps.</text:p>
      <text:p text:style-name="Standard"/>
      <text:p text:style-name="Standard">Implementation Consultant</text:p>
      <text:p text:style-name="Standard">Revalize - Remote</text:p>
      <text:p text:style-name="Standard">February 2021 to Present</text:p>
      <text:p text:style-name="Standard"/>
      <text:p text:style-name="Standard">Responsible for modifying our in-house 2D &amp; 3D platform for various clients to meet their needs. Utilized JavaScript, Angular, SQL Server, Unity, &amp; C# along with various proprietary technologies. Participated</text:p>
      <text:p text:style-name="Standard">in morning scrum meetings and worked with project managers and Microsoft DevOps to manage work</text:p>
      <text:p text:style-name="Standard">items. Our software gave clients the ability to allow their customers to configure rooms of industrial</text:p>
      <text:p text:style-name="Standard">equipment using our 2D &amp; 3D tools.</text:p>
      <text:p text:style-name="Standard"/>
      <text:p text:style-name="Standard">Software Engineer / Founder</text:p>
      <text:p text:style-name="Standard">Datasilk</text:p>
      <text:p text:style-name="Standard">January 2017 to Present</text:p>
      <text:p text:style-name="Standard">I started Datasilk in my free time to build open source projects that piqued my interest.</text:p>
      <text:p text:style-name="Standard">https://www.datasilk.io</text:p>
      <text:p text:style-name="Standard"/>
      <text:p text:style-name="Standard">Saber</text:p>
      <text:p text:style-name="Standard"><text:soft-page-break/>https://saber.datasilk.io</text:p>
      <text:p text:style-name="Standard">A simple, straight-forward CMS.</text:p>
      <text:p text:style-name="Standard">Environment:</text:p>
      <text:p text:style-name="Standard">• Visual Studio 2019, ASP.NET Core 3.0</text:p>
      <text:p text:style-name="Standard">• HTML, CSS3, Javascript, Selector.js, Tapestry</text:p>
      <text:p text:style-name="Standard">• SQL Server 2017, Dapper (ORM)</text:p>
      <text:p text:style-name="Standard">• Gulp, npm, git</text:p>
      <text:p text:style-name="Standard">• Adobe Photoshop CC, Animate CC</text:p>
      <text:p text:style-name="Standard"/>
      <text:p text:style-name="Standard">Kandu</text:p>
      <text:p text:style-name="Standard">www.github.com/Datasilk/Kandu</text:p>
      <text:p text:style-name="Standard">A kanban application modeled after Trello</text:p>
      <text:p text:style-name="Standard">Environment:</text:p>
      <text:p text:style-name="Standard">• Visual Studio 2019, ASP.NET Core 3.0</text:p>
      <text:p text:style-name="Standard">• HTML, CSS3, Javascript, Selector.js, Tapestry</text:p>
      <text:p text:style-name="Standard">• SQL Server 2017, Dapper (ORM)</text:p>
      <text:p text:style-name="Standard">• Gulp, npm, git</text:p>
      <text:p text:style-name="Standard"/>
      <text:p text:style-name="Standard">Legendary</text:p>
      <text:p text:style-name="Standard">https://legendary.datasilk.io</text:p>
      <text:p text:style-name="Standard">A journaling &amp; book publishing web application, modeled after Evernote.</text:p>
      <text:p text:style-name="Standard">Environment:</text:p>
      <text:p text:style-name="Standard">• Visual Studio 2019, ASP.NET Core 3.0</text:p>
      <text:p text:style-name="Standard">• HTML, CSS3, Javascript, Selector.js, Tapestry</text:p>
      <text:p text:style-name="Standard">• SQL Server 2017, Dapper (ORM)</text:p>
      <text:p text:style-name="Standard">• Gulp, npm, git</text:p>
      <text:p text:style-name="Standard"/>
      <text:p text:style-name="Standard">Software Engineer</text:p>
      <text:p text:style-name="Standard">Breckpoint, Inc - Las Vegas, NV</text:p>
      <text:p text:style-name="Standard">October 2018 to August 2020</text:p>
      <text:p text:style-name="Standard">Finalized the development of their legacy software while leading the software architecture development</text:p>
      <text:p text:style-name="Standard">of their next-generation web application using ASP.NET Core, MS Sql &amp; Dapper, and an in-house</text:p>
      <text:p text:style-name="Standard">developed JavaScript micro-library &amp; custom SASS/CSS framework. Wrote documentation on the</text:p>
      <text:p text:style-name="Standard">software development process, front-end &amp; back-end architecture, and life cycle, wrote the multi-layer</text:p>
      <text:p text:style-name="Standard">architecture using T-SQL, C#, JavaScript, SASS, &amp; HTML, and mentored the other software engineers on the team throughout the duration of my employment.</text:p>
      <text:p text:style-name="Standard">.NET Web Developer</text:p>
      <text:p text:style-name="Standard"/>
      <text:p text:style-name="Standard">FreightCenter Inc - Palm Harbor, FL</text:p>
      <text:p text:style-name="Standard">January 2017 to September 2017</text:p>
      <text:p text:style-name="Standard">After losing their entire development team, I was hired as a solo engineer to redevelop their Transit</text:p>
      <text:p text:style-name="Standard">Management System (TMS) software from scratch with the technology stack of my choice. The software queried over 50+ 3rd-party carrier Web APIs, and applied custom calculations to the shipping prices based on our negotiated contracts with each individual carrier company.</text:p>
      <text:p text:style-name="Standard">The calculations included geographic lanes (e.g. Seattle, WA to Dallas, TX), customer-requested</text:p>
      <text:p text:style-name="Standard">accessorials (residential pickup or delivery, lift gate, tradeshow delivery), contract-specific accessorials,</text:p>
      <text:p text:style-name="Standard">customer &amp; carrier-contract discounts, margins, and any geographic accessorials (such as delivery within hard-to-navigate inner-city areas or bridge tolls).</text:p>
      <text:p text:style-name="Standard">Within 4 months, I had a prototype working with all existing SQL data imported into the new database,</text:p>
      <text:p text:style-name="Standard"><text:soft-page-break/>along with 1.6 million user accounts, their shipments &amp; payment history, and all carrier contracts &amp;</text:p>
      <text:p text:style-name="Standard">configurations. While testing the "free quote" engine, I was able to match all quotes made in the new</text:p>
      <text:p text:style-name="Standard">software with identical quotes made within the old software.</text:p>
      <text:p text:style-name="Standard">Environment (Windows 10):</text:p>
      <text:p text:style-name="Standard">• Visual Studio 2016</text:p>
      <text:p text:style-name="Standard">• SQL Server 2016, Dapper (ORM)</text:p>
      <text:p text:style-name="Standard">• HTML, CSS3, &amp; Javascript</text:p>
      <text:p text:style-name="Standard">• Amazon AWS (EC2), Git, Gulp</text:p>
      <text:p text:style-name="Standard">• jQuery, Tapestry (CSS/LESS UI), SignalR</text:p>
      <text:p text:style-name="Standard"/>
      <text:p text:style-name="Standard">Senior Web Developer</text:p>
      <text:p text:style-name="Standard">GoSolid - Seattle, WA</text:p>
      <text:p text:style-name="Standard">July 2016 to November 2016</text:p>
      <text:p text:style-name="Standard">I was hired to develop the front-end portion of a Magento 2.1 e-commerce website,</text:p>
      <text:p text:style-name="Standard">www.Washingtonian.com, and I ended up doing a lot of back-end work as well while learning about the</text:p>
      <text:p text:style-name="Standard">inner-workings of Magento 2.</text:p>
      <text:p text:style-name="Standard">Environment (Mac OSX):</text:p>
      <text:p text:style-name="Standard">• Visual Studio Code</text:p>
      <text:p text:style-name="Standard">• Magento 2.1, PHP 7</text:p>
      <text:p text:style-name="Standard">• HTML, CSS3, &amp; Javascript</text:p>
      <text:p text:style-name="Standard">• Amazon AWS (EC2), Vagrant, Git, Gulp</text:p>
      <text:p text:style-name="Standard">• jQuery, Require.js</text:p>
      <text:p text:style-name="Standard">• Adobe Photoshop CC</text:p>
      <text:p text:style-name="Standard"/>
      <text:p text:style-name="Standard">Senior Web Developer</text:p>
      <text:p text:style-name="Standard">Extreme Arts &amp; Sciences - Seattle, WA</text:p>
      <text:p text:style-name="Standard">September 2015 to May 2016</text:p>
      <text:p text:style-name="Standard">I worked on many client projects that were developed on top of several different technologies.</text:p>
      <text:p text:style-name="Standard">A few projects were built using .NET Web Forms along with Microsoft Azure. I was in charge</text:p>
      <text:p text:style-name="Standard">of developing several websites using the Amazon AWS stack. The largest project consisted of transferring an existing Magento website to AWS, developing custom extensions for Magento</text:p>
      <text:p text:style-name="Standard">1.9, and finally executing the transfer (DNS change &amp; database merge) with no downtime for their live</text:p>
      <text:p text:style-name="Standard">website.</text:p>
      <text:p text:style-name="Standard">Environment:</text:p>
      <text:p text:style-name="Standard">• Visual Studio 2015, C#, MS SQL 2014</text:p>
      <text:p text:style-name="Standard">• Atom Editor, PHP 5.6, MySQL</text:p>
      <text:p text:style-name="Standard">• HTML, CSS3, &amp; Javascript</text:p>
      <text:p text:style-name="Standard">• Amazon AWS (EC2, RDS, Elasticache (Redis), S3, Cloudfront, Route 53, Lambda)</text:p>
      <text:p text:style-name="Standard">• Microsoft Azure (Web Apps, Databases, SendGrid)</text:p>
      <text:p text:style-name="Standard">• jQuery, Node.js</text:p>
      <text:p text:style-name="Standard">• Adobe Photoshop CS6</text:p>
      <text:p text:style-name="Standard"/>
      <text:p text:style-name="Standard">Founder/CEO</text:p>
      <text:p text:style-name="Standard">Rennder, Inc - Las Vegas, NV</text:p>
      <text:p text:style-name="Standard">September 2011 to April 2015</text:p>
      <text:p text:style-name="Standard">I received funding for a prototype website builder I started in 2007. I wasn't able to launch the final</text:p>
      <text:p text:style-name="Standard">product, but the experience had taught me a lot about managing a startup and software architecture.</text:p>
      <text:p text:style-name="Standard">Environment:</text:p>
      <text:p text:style-name="Standard">• Visual Studio 2012 - 2015, SQL Server 2012</text:p>
      <text:p text:style-name="Standard"><text:soft-page-break/>• VB.NET &amp; ASP.NET Web Forms</text:p>
      <text:p text:style-name="Standard">• Migrated to ASP.NET 5 vNext, C#, SQL Server 2015</text:p>
      <text:p text:style-name="Standard">• HTML, CSS3, &amp; Javascript, jQuery</text:p>
      <text:p text:style-name="Standard">• Adobe Photoshop CS5 &amp; Flash CC</text:p>
      <text:p text:style-name="Standard"/>
      <text:p text:style-name="Standard">Contract Front-end Web Designer</text:p>
      <text:p text:style-name="Standard">IdeaSponge, Inc - Fort Myers, FL</text:p>
      <text:p text:style-name="Standard">June 2013 to March 2014</text:p>
      <text:p text:style-name="Standard">Helped Glenn Barres work on a few of his client projects, mainly GameNationParks.com,</text:p>
      <text:p text:style-name="Standard">GNCelebration.com, and GNArmy.com.</text:p>
      <text:p text:style-name="Standard">Environment:</text:p>
      <text:p text:style-name="Standard">• Concrete 5 (CMS platform)</text:p>
      <text:p text:style-name="Standard">• PHP, HTML, CSS3, &amp; Javascript (jQuery)</text:p>
      <text:p text:style-name="Standard">• Adobe Photoshop &amp; Dreamweaver</text:p>
      <text:p text:style-name="Standard"/>
      <text:p text:style-name="Standard">Application Developer</text:p>
      <text:p text:style-name="Standard">Las Vegas, NV</text:p>
      <text:p text:style-name="Standard">January 2011 to September 2011</text:p>
      <text:p text:style-name="Standard">I was hired to design &amp; develop a piece of business software that allowed limousine drivers to log all of</text:p>
      <text:p text:style-name="Standard">their fares at the end of each day. The back-end of the application displayed spreadsheets for wages,</text:p>
      <text:p text:style-name="Standard">net income, expenses, taxes, and totals for each employee as well as the entire company, along with</text:p>
      <text:p text:style-name="Standard">charts &amp; graphs displaying trends for each employee. This software helped the accountant get her work</text:p>
      <text:p text:style-name="Standard">done in 1/10th the time it use to take.</text:p>
      <text:p text:style-name="Standard">Environment:</text:p>
      <text:p text:style-name="Standard">• Visual Studio 2010, ASP.NET 4.0, MS SQL 2008</text:p>
      <text:p text:style-name="Standard">• HTML, CSS3, &amp; Javascript, jQuery</text:p>
      <text:p text:style-name="Standard"/>
      <text:p text:style-name="Standard">Front-end Developer</text:p>
      <text:p text:style-name="Standard">Marriott Vacation Club - Orlando, FL</text:p>
      <text:p text:style-name="Standard">April 2010 to August 2010</text:p>
      <text:p text:style-name="Standard">I was added to a 9-person team of front &amp; back-end developers to finalize a new web site. I</text:p>
      <text:p text:style-name="Standard">specialized in fixing cross-browser bugs, reconstructing groups of HTML, writing &amp; optimizing</text:p>
      <text:p text:style-name="Standard">CSS used specifically for Microsoft Internet Explorer 6, 7, &amp; 8, and helping the JS team with JavaScript related quirks &amp; issues.</text:p>
      <text:p text:style-name="Standard">Environment:</text:p>
      <text:p text:style-name="Standard">• Eclipse IDE, HTML &amp; CSS</text:p>
      <text:p text:style-name="Standard">• Dojo.js framework</text:p>
      <text:p text:style-name="Standard">• Internet Explorer 6 and above</text:p>
      <text:p text:style-name="Standard"/>
      <text:p text:style-name="Standard">Lead Developer</text:p>
      <text:p text:style-name="Standard">Sports Page TV - Las Vegas, NV</text:p>
      <text:p text:style-name="Standard">August 2009 to March 2010</text:p>
      <text:p text:style-name="Standard">I was brought on-board to redevelop an ASP.NET / Flash application called InstaAds, which involved</text:p>
      <text:p text:style-name="Standard">displaying customized advertisements on LCD panels within 200+ bars, clubs, and</text:p>
      <text:p text:style-name="Standard">casinos in Las Vegas. The three-part application included a Flash element that displayed the ads via a</text:p>
      <text:p text:style-name="Standard">Linux / Firefox mini-PC connected to an LCD panel, an ASP.NET dashboard for</text:p>
      <text:p text:style-name="Standard">customers to log into and create, manage, and reorder a list of advertisements displayed at their (several) physical locations, and a Flash application where customers could drag &amp; drop</text:p>
      <text:p text:style-name="Standard">text and photos onto a background to create custom advertisements with. I developed the entire</text:p>
      <text:p text:style-name="Standard"><text:soft-page-break/>application from scratch on my own within 7 months.</text:p>
      <text:p text:style-name="Standard">Environment:</text:p>
      <text:p text:style-name="Standard">• Visual Studio 2008, ASP.NET 3.5, MS SQL 2008</text:p>
      <text:p text:style-name="Standard">• HTML, CSS3, &amp; Javascript, jQuery</text:p>
      <text:p text:style-name="Standard">• Adobe Photoshop, Flash, &amp; Dreamweaver CS3</text:p>
      <text:p text:style-name="Standard"/>
      <text:p text:style-name="Standard">Freelance</text:p>
      <text:p text:style-name="Standard">1999 to 2009</text:p>
      <text:p text:style-name="Standard">Working for myself, I found local clients who needed web sites developed, and worked with each client</text:p>
      <text:p text:style-name="Standard">until the project was complete. I've worked with an exotic car broker, several jewelry makers, lawyers,</text:p>
      <text:p text:style-name="Standard">graphic designers, nightclub owners, and many other small businesses over the years.</text:p>
      <text:p text:style-name="Standard">Environment:</text:p>
      <text:p text:style-name="Standard">• Visual Studio 2002, 2005, &amp; 2008, ASP.NET 2.0 &amp; 3.5, Classic ASP</text:p>
      <text:p text:style-name="Standard">• HTML, CSS, Javascript, jQuery</text:p>
      <text:p text:style-name="Standard">• MS Access, SQL Server 2000, 2005 &amp; 2008</text:p>
      <text:p text:style-name="Standard">• Adobe Photoshop, Flash, Dreamweaver, Actionscript 1, 2, &amp; 3</text:p>
      <text:p text:style-name="Standard">Skills</text:p>
      <text:p text:style-name="Standard">• jQuery (10+ years)</text:p>
      <text:p text:style-name="Standard">• XML</text:p>
      <text:p text:style-name="Standard">• JSON</text:p>
      <text:p text:style-name="Standard">• Node.js</text:p>
      <text:p text:style-name="Standard"/>
      <text:p text:style-name="Standard">Links</text:p>
      <text:p text:style-name="Standard">http://www.github.com/markentingh</text:p>
      <text:p text:style-name="Standard">http://www.markentingh.com</text:p>
      <text:p text:style-name="Standard">https://www.datasilk.io</text:p>
      <text:p text:style-name="Standard"/>
      <text:p text:style-name="Standard">• Visual Studio (20+ years)</text:p>
      <text:p text:style-name="Standard">• HTML (20+ years)</text:p>
      <text:p text:style-name="Standard">• SQL (20+ years)</text:p>
      <text:p text:style-name="Standard">• Adobe Photoshop (20+ years)</text:p>
      <text:p text:style-name="Standard">• APIs (20+ years)</text:p>
      <text:p text:style-name="Standard">• Git (12 years)</text:p>
      <text:p text:style-name="Standard">• CSS (20+ years)</text:p>
      <text:p text:style-name="Standard">• REST (20+ years)</text:p>
      <text:p text:style-name="Standard">• ASP.NET (20+ years)</text:p>
      <text:p text:style-name="Standard">• Microsoft SQL Server</text:p>
      <text:p text:style-name="Standard">• C# (10+ years)</text:p>
      <text:p text:style-name="Standard">• Azure DevOps (7 years)</text:p>
      <text:p text:style-name="Standard">• JavaScript (20+ years)</text:p>
      <text:p text:style-name="Standard">• AngularJS / Bootstrap (5 years)</text:p>
      <text:p text:style-name="Standard">• Agile (7 years)</text:p>
      <text:p text:style-name="Standard">• AWS (9 years)</text:p>
      <text:p text:style-name="Standard">• React / React Native (5 years)</text:p>
      <text:p text:style-name="Standard"/>
      <text:p text:style-name="Standard">SKILLS: </text:p>
      <text:p text:style-name="Standard">• HTML, CSS3, SVG, Schema.org </text:p>
      <text:p text:style-name="Standard">• Design Patterns, SOLID, SOA, ESB </text:p>
      <text:p text:style-name="Standard">• LINQ, Multi-threading, SignalR </text:p>
      <text:p text:style-name="Standard"><text:soft-page-break/>• T-SQL, SQL Server, Dapper (ORM) </text:p>
      <text:p text:style-name="Standard">• React Native, Realms, Flutter </text:p>
      <text:p text:style-name="Standard">• Visual Studio, ASP.NET Core, ASP.NET 8.0, MVC5</text:p>
      <text:p text:style-name="Standard">• C#, ECMAScript (JavaScript), VB.NET, PHP</text:p>
      <text:p text:style-name="Standard">• React, NextJS, AngularJS, jQuery, Bootstrap, Webpack, Babel</text:p>
      <text:p text:style-name="Standard">• GraphQL, WCF &amp; REST web services</text:p>
      <text:p text:style-name="Standard">• EC2, S3, Route53, RDS, Cloudfront, Cloudformation, Fargate, Elastic Beanstalk, API Gateway, OpenSearch</text:p>
      <text:p text:style-name="Standard">• Git, SVN, Vagrant, Node.js, Gulp, Docker</text:p>
      <text:p text:style-name="Standard">• Azure DevOps, Jira, Trello (kanban), Agile, 2 week Sprints</text:p>
      <text:p text:style-name="Standard">• Adobe Photoshop, Adobe Animate (Flash), Affinity Designer, Blender 3D</text:p>
      <text:p text:style-name="Standard">• Magento, Concrete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Entingh</meta:initial-creator>
    <meta:creation-date>2025-01-28T04:14:00.27</meta:creation-date>
    <dc:date>2025-01-28T04:29:08.37</dc:date>
    <dc:creator>Mark Entingh</dc:creator>
    <meta:editing-duration>PT15M8S</meta:editing-duration>
    <meta:editing-cycles>2</meta:editing-cycles>
    <meta:generator>OpenOffice/4.1.15$Win32 OpenOffice.org_project/4115m2$Build-9813</meta:generator>
    <meta:document-statistic meta:table-count="0" meta:image-count="0" meta:object-count="0" meta:page-count="6" meta:paragraph-count="221" meta:word-count="1752" meta:character-count="10969"/>
  </office:meta>
</office:document-meta>
</file>